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056e88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3pt" officeooo:rsid="0060cf88" officeooo:paragraph-rsid="001f2b06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3pt" officeooo:rsid="0055cab7" officeooo:paragraph-rsid="00056e88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Open Sans" officeooo:rsid="0060cf88" officeooo:paragraph-rsid="00056e88"/>
    </style:style>
    <style:style style:name="P6" style:family="paragraph" style:parent-style-name="Standard">
      <style:paragraph-properties fo:text-align="start" style:justify-single-word="false"/>
      <style:text-properties fo:color="#1b75bc" style:font-name="Open Sans" fo:font-size="14pt" fo:font-weight="bold" officeooo:rsid="001543d1" officeooo:paragraph-rsid="00056e8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9c5c7" style:font-name="Open Sans" fo:font-size="13pt" fo:font-weight="bold" officeooo:rsid="001543d1" officeooo:paragraph-rsid="00056e88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055cab7" officeooo:paragraph-rsid="00056e88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66b3" style:font-name="Open Sans" fo:font-size="11pt" fo:font-weight="bold" officeooo:rsid="0060cf88" officeooo:paragraph-rsid="001f2b06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3pt" officeooo:paragraph-rsid="00056e88" style:font-size-asian="13pt" style:font-size-complex="13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Open Sans" fo:font-size="13pt" officeooo:rsid="001f2bdd" officeooo:paragraph-rsid="00056e88" style:font-size-asian="13pt" style:font-size-complex="13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Open Sans" fo:font-size="13pt" officeooo:rsid="002146ad" officeooo:paragraph-rsid="00056e88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056e8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3pt" officeooo:rsid="017413ab" officeooo:paragraph-rsid="0027ed2a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59c5c7" style:font-name="Open Sans" fo:font-size="13pt" fo:font-style="italic" fo:font-weight="bold" officeooo:rsid="0141449e" officeooo:paragraph-rsid="00056e88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5253" style:font-weight-asian="bold" style:font-weight-complex="bold"/>
    </style:style>
    <style:style style:name="T3" style:family="text">
      <style:text-properties fo:font-weight="bold" officeooo:rsid="0021a46a" style:font-weight-asian="bold" style:font-weight-complex="bold"/>
    </style:style>
    <style:style style:name="T4" style:family="text">
      <style:text-properties officeooo:rsid="00b847f7"/>
    </style:style>
    <style:style style:name="T5" style:family="text">
      <style:text-properties officeooo:rsid="00b75253"/>
    </style:style>
    <style:style style:name="T6" style:family="text">
      <style:text-properties fo:font-weight="normal" officeooo:rsid="00b75253" style:font-weight-asian="normal" style:font-weight-complex="normal"/>
    </style:style>
    <style:style style:name="T7" style:family="text">
      <style:text-properties fo:font-weight="normal" officeooo:rsid="000d4162" style:font-weight-asian="normal" style:font-weight-complex="normal"/>
    </style:style>
    <style:style style:name="T8" style:family="text">
      <style:text-properties officeooo:rsid="0020dae9"/>
    </style:style>
    <style:style style:name="T9" style:family="text">
      <style:text-properties officeooo:rsid="0021a46a"/>
    </style:style>
    <style:style style:name="T10" style:family="text">
      <style:text-properties officeooo:rsid="00b3b2e8"/>
    </style:style>
    <style:style style:name="T11" style:family="text">
      <style:text-properties officeooo:rsid="00bfceaa"/>
    </style:style>
    <style:style style:name="T12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14" style:family="text">
      <style:text-properties fo:color="#59c5c7" fo:font-style="italic" fo:font-weight="bold" officeooo:rsid="0141449e" style:font-style-asian="italic" style:font-weight-asian="bold" style:font-style-complex="italic" style:font-weight-complex="bold"/>
    </style:style>
    <style:style style:name="T15" style:family="text">
      <style:text-properties style:font-name="Open Sans" fo:font-size="13pt" officeooo:rsid="017413ab" style:font-size-asian="13pt" style:font-size-complex="13pt"/>
    </style:style>
    <style:style style:name="T16" style:family="text">
      <style:text-properties officeooo:rsid="0084d2bc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3pt" officeooo:rsid="0084d2bc" style:font-size-asian="13pt" style:font-size-complex="13pt"/>
    </style:style>
    <style:style style:name="T19" style:family="text">
      <style:text-properties officeooo:rsid="0006c814"/>
    </style:style>
    <style:style style:name="T20" style:family="text">
      <style:text-properties officeooo:rsid="000b23d0"/>
    </style:style>
    <style:style style:name="T21" style:family="text">
      <style:text-properties officeooo:rsid="00151536"/>
    </style:style>
    <style:style style:name="T22" style:family="text">
      <style:text-properties officeooo:rsid="0017fab7"/>
    </style:style>
    <style:style style:name="T23" style:family="text">
      <style:text-properties officeooo:rsid="001f2b06"/>
    </style:style>
    <style:style style:name="T24" style:family="text">
      <style:text-properties fo:color="#0066b3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0066b3" fo:font-size="11pt" fo:font-weight="bold" officeooo:rsid="001f4efb" style:font-size-asian="11pt" style:font-weight-asian="bold" style:font-size-complex="11pt" style:font-weight-complex="bold"/>
    </style:style>
    <style:style style:name="T26" style:family="text">
      <style:text-properties officeooo:rsid="001fe03e"/>
    </style:style>
    <style:style style:name="T27" style:family="text">
      <style:text-properties officeooo:rsid="002749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9">Cell Phone Company </text:span>problem:</text:p>
      <text:p text:style-name="P7"/>
      <text:list xml:id="list2233934803" text:style-name="L1">
        <text:list-item>
          <text:p text:style-name="P10"><text:span text:style-name="T1">Population Model</text:span> : <text:span text:style-name="T4">Steady state</text:span> model <text:span text:style-name="T5">with probability 99%</text:span></text:p>
        </text:list-item>
        <text:list-item>
          <text:p text:style-name="P10"><text:span text:style-name="T1">Population size</text:span> : <text:span text:style-name="T20">100</text:span></text:p>
        </text:list-item>
        <text:list-item>
          <text:p text:style-name="P10"><text:span text:style-name="T1">Maximum number of generations : </text:span><text:span text:style-name="T6">50</text:span></text:p>
        </text:list-item>
        <text:list-item>
          <text:p text:style-name="P10"><text:span text:style-name="T1">mutation </text:span><text:span text:style-name="T2">probability</text:span><text:span text:style-name="T1"> : </text:span><text:span text:style-name="T7">5</text:span>% ( per individual)</text:p>
        </text:list-item>
        <text:list-item>
          <text:p text:style-name="P11"><text:span text:style-name="T1">Selection pressure </text:span>: in <text:span text:style-name="T8">p</text:span>arent selection <text:span text:style-name="T8">(tournament selection with size 10)</text:span></text:p>
        </text:list-item>
        <text:list-item>
          <text:p text:style-name="P12"><text:span text:style-name="T1">Crossover metho</text:span><text:span text:style-name="T3">d </text:span><text:span text:style-name="T9">: one-point &amp; uniform &amp; arithmetic</text:span></text:p>
        </text:list-item>
      </text:list>
      <text:p text:style-name="P2"/>
      <text:p text:style-name="P2"><text:tab/></text:p>
      <text:p text:style-name="P2"><text:tab/><text:span text:style-name="T10">Representation:</text:span></text:p>
      <text:p text:style-name="P2"><text:tab/><text:tab/><text:span text:style-name="T11">Array with size S(max antenna number used) , each element <text:tab/><text:tab/><text:tab/>created as below:</text:span></text:p>
      <text:p text:style-name="P2"><text:tab/><text:tab/><text:span text:style-name="T21">(a , x , y) </text:span></text:p>
      <text:p text:style-name="P2"><text:tab/><text:tab/><text:tab/><text:span text:style-name="T21">a : antenna type</text:span></text:p>
      <text:p text:style-name="P2"><text:tab/><text:tab/><text:tab/><text:span text:style-name="T21">x : x location of antenna</text:span></text:p>
      <text:p text:style-name="P2"><text:tab/><text:tab/><text:tab/><text:span text:style-name="T21">y : y location of antenna</text:span></text:p>
      <text:p text:style-name="P2"/>
      <text:p text:style-name="P2"/>
      <text:p text:style-name="P4"><text:tab/><text:span text:style-name="T12">results are for successful runs were solution found in </text:span><text:span text:style-name="T13">determined <text:tab/></text:span><text:span text:style-name="T12">generation limit.</text:span><text:span text:style-name="T14"> Algorithm time contains time for printing each <text:tab/>generation info. </text:span></text:p>
      <text:p text:style-name="P15"/>
      <text:p text:style-name="P8"/>
      <text:p text:style-name="P3">- <text:span text:style-name="T23">comparing crossover methods on bellow problem:</text:span></text:p>
      <text:p text:style-name="P3"/>
      <text:p text:style-name="P3"><text:tab/><text:span text:style-name="T24">GRID_SIZE = </text:span><text:span text:style-name="T25">5</text:span><text:span text:style-name="T24">0</text:span></text:p>
      <text:p text:style-name="P9"><text:tab/>S = 4 <text:tab/><text:tab/># maximum number of antennas</text:p>
      <text:p text:style-name="P9"><text:tab/>K = 3 <text:tab/><text:tab/># anten<text:span text:style-name="T26">na</text:span> types</text:p>
      <text:p text:style-name="P9"><text:tab/>COSTS = [0, 0.5, 1, 3, 10]</text:p>
      <text:p text:style-name="P9"><text:tab/>RADIUS = [0, 2, 5, 10, 30]</text:p>
      <text:p text:style-name="P3"/>
      <text:p text:style-name="P3"><text:tab/>Uniform Crossover :</text:p>
      <text:p text:style-name="P5"><text:tab/><text:tab/></text:p>
      <text:p text:style-name="P5"><text:span text:style-name="T16"><text:tab/></text:span><text:span text:style-name="T18">One point</text:span><text:span text:style-name="T17"> Crossover :</text:span></text:p>
      <text:p text:style-name="P14"><text:tab/></text:p>
      <text:p text:style-name="P14"><text:tab/><text:span text:style-name="T27">best = </text:span>776</text:p>
      <text:p text:style-name="P1"><text:tab/><text:span text:style-name="T22">Arithmetic Crossover :</text:span></text:p>
      <text:p text:style-name="P1"><text:tab/><text:span text:style-name="T27">best = </text:span>7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01:26.394433322</meta:creation-date>
    <dc:title>Default</dc:title>
    <meta:editing-cycles>26</meta:editing-cycles>
    <meta:generator>LibreOffice/6.0.7.3$Linux_X86_64 LibreOffice_project/00m0$Build-3</meta:generator>
    <meta:editing-duration>PT29M21S</meta:editing-duration>
    <dc:date>2019-11-11T16:11:21.379864829</dc:date>
    <meta:document-statistic meta:table-count="0" meta:image-count="0" meta:object-count="0" meta:page-count="1" meta:paragraph-count="28" meta:word-count="165" meta:character-count="921" meta:non-whitespace-character-count="747"/>
    <meta:template xlink:type="simple" xlink:actuate="onRequest" xlink:title="Default" xlink:href="../../../../../../../../usr/lib/libreoffice/share/template/common/styles/Default.ott" meta:date="2019-11-11T14:01:26.170598808"/>
  </office:meta>
</office:document-meta>
</file>